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907470c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911b829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9136753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9185054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91b31ad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91ebef1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91ef1c7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9206d26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925db0f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paragraph-rsid="092a3d72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92c2c4c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paragraph-rsid="092d624e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paragraph-rsid="0935dc0f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paragraph-rsid="0937b8d0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paragraph-rsid="093a0dad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paragraph-rsid="093ee925"/>
    </style:style>
    <style:style style:name="P17" style:family="paragraph" style:parent-style-name="List_20_Paragraph" style:list-style-name="L1">
      <style:paragraph-properties fo:text-align="justify" style:justify-single-word="false"/>
      <style:text-properties officeooo:paragraph-rsid="093f32d6"/>
    </style:style>
    <style:style style:name="P18" style:family="paragraph" style:parent-style-name="List_20_Paragraph" style:list-style-name="L1">
      <style:paragraph-properties fo:text-align="justify" style:justify-single-word="false"/>
      <style:text-properties officeooo:paragraph-rsid="0948c28d"/>
    </style:style>
    <style:style style:name="P19" style:family="paragraph" style:parent-style-name="List_20_Paragraph" style:list-style-name="L1">
      <style:paragraph-properties fo:text-align="justify" style:justify-single-word="false"/>
      <style:text-properties officeooo:paragraph-rsid="0949e188"/>
    </style:style>
    <style:style style:name="P20" style:family="paragraph" style:parent-style-name="List_20_Paragraph" style:list-style-name="L1">
      <style:paragraph-properties fo:text-align="justify" style:justify-single-word="false"/>
      <style:text-properties officeooo:paragraph-rsid="09590cdf"/>
    </style:style>
    <style:style style:name="P21" style:family="paragraph" style:parent-style-name="List_20_Paragraph" style:list-style-name="L1">
      <style:paragraph-properties fo:text-align="justify" style:justify-single-word="false"/>
      <style:text-properties officeooo:paragraph-rsid="0960691a"/>
    </style:style>
    <style:style style:name="P22" style:family="paragraph" style:parent-style-name="List_20_Paragraph" style:list-style-name="L1">
      <style:paragraph-properties fo:text-align="justify" style:justify-single-word="false"/>
      <style:text-properties officeooo:paragraph-rsid="0960ed44"/>
    </style:style>
    <style:style style:name="P23" style:family="paragraph" style:parent-style-name="List_20_Paragraph" style:list-style-name="L1">
      <style:paragraph-properties fo:text-align="justify" style:justify-single-word="false"/>
      <style:text-properties officeooo:paragraph-rsid="0963a406"/>
    </style:style>
    <style:style style:name="P24" style:family="paragraph" style:parent-style-name="List_20_Paragraph" style:list-style-name="L1">
      <style:paragraph-properties fo:text-align="justify" style:justify-single-word="false"/>
      <style:text-properties officeooo:paragraph-rsid="0964e085"/>
    </style:style>
    <style:style style:name="P25" style:family="paragraph" style:parent-style-name="List_20_Paragraph">
      <style:paragraph-properties fo:text-align="justify" style:justify-single-word="false"/>
      <style:text-properties officeooo:paragraph-rsid="0964e085"/>
    </style:style>
    <style:style style:name="P26" style:family="paragraph" style:parent-style-name="List_20_Paragraph">
      <style:paragraph-properties fo:text-align="justify" style:justify-single-word="false"/>
      <style:text-properties officeooo:paragraph-rsid="0965a4e8"/>
    </style:style>
    <style:style style:name="P27" style:family="paragraph" style:parent-style-name="List_20_Paragraph">
      <style:paragraph-properties fo:text-align="justify" style:justify-single-word="false"/>
      <style:text-properties officeooo:paragraph-rsid="096ae24d"/>
    </style:style>
    <style:style style:name="P28" style:family="paragraph" style:parent-style-name="List_20_Paragraph">
      <style:paragraph-properties fo:text-align="justify" style:justify-single-word="false"/>
      <style:text-properties officeooo:paragraph-rsid="096d34c8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8f6e96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00df6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035bb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03e1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1b829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36753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68fb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95871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b31a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d946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1ef1c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206d26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227986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25db0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29608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27eef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4681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7b8d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8d39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a0da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d20cb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ee92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f32d6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3fab06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4082e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400ce3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60691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60ed4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63a406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64e08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65a4e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6ae24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officeooo:rsid="096d34c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00df6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11b829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151c55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136753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60691a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103e14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63a406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64e085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65a4e8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6ae24d" style:text-blinking="false" fo:background-color="transparent" loext:char-shading-value="0" style:font-name-asian="Times New Roman1" style:font-size-asian="9pt" style:font-style-asian="normal" style:font-weight-asian="bold" style:font-name-complex="Calibri1" style:font-size-complex="9pt" style:font-style-complex="normal" style:font-weight-complex="bold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00df6a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officeooo:rsid="09168fb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officeooo:rsid="09103e14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47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officeooo:rsid="0960691a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officeooo:rsid="0963a406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officeooo:rsid="0964e085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officeooo:rsid="0965a4e8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Arial" fo:font-size="9pt" fo:font-style="normal" style:text-underline-style="none" officeooo:rsid="096ae24d" style:text-blinking="false" fo:background-color="transparent" loext:char-shading-value="0" style:font-name-asian="Times New Roman1" style:font-size-asian="9pt" style:font-style-asian="normal" style:font-name-complex="Calibri1" style:font-size-complex="9pt" style:font-style-complex="normal" loext:padding="0cm" loext:border="none"/>
    </style:style>
    <style:style style:name="T52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60ed4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63a406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64e08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65a4e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6ae24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6d34c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168fb8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964e085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style:text-line-through-style="none" style:text-line-through-type="none" fo:font-size="9pt" fo:font-style="normal" style:text-underline-style="none" officeooo:rsid="0964e085" style:text-blinking="false" fo:background-color="transparent" loext:char-shading-value="0" style:font-size-asian="9pt" style:font-style-asian="normal" style:font-size-complex="9pt" style:font-style-complex="normal" loext:padding="0cm" loext:border="none"/>
    </style:style>
    <style:style style:name="T61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bold" officeooo:rsid="0964e085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 loext:padding="0cm" loext:border="none"/>
    </style:style>
    <style:style style:name="T62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29608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1d946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25db0f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37b8d0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42ed61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481da7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60ed44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63a406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0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64e085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1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65a4e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2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6ae24d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3" style:family="text">
      <style:text-properties fo:font-variant="normal" fo:text-transform="none" fo:color="#000000" style:text-line-through-style="none" style:text-line-through-type="none" style:font-name="Courier 10 Pitch" fo:font-size="9pt" fo:font-style="normal" style:text-underline-style="none" fo:font-weight="normal" officeooo:rsid="096d34c8" style:text-blinking="false" fo:background-color="transparent" loext:char-shading-value="0" style:font-name-asian="Times New Roman1" style:font-size-asian="9pt" style:font-style-asian="normal" style:font-weight-asian="normal" style:font-name-complex="Calibri1" style:font-size-complex="9pt" style:font-style-complex="normal" style:font-weight-complex="normal" loext:padding="0cm" loext:border="none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style:font-name="Courier 10 Pitch" fo:font-size="9pt" style:font-size-asian="9pt" style:font-size-complex="9pt"/>
    </style:style>
    <style:style style:name="T76" style:family="text">
      <style:text-properties style:font-name="Courier 10 Pitch" fo:font-size="9pt" officeooo:rsid="0949e188" style:font-size-asian="9pt" style:font-size-complex="9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4847940242511927" text:style-name="L1">
        <text:list-item>
          <text:p text:style-name="P1"><text:span text:style-name="Strong_20_Emphasis"><text:span text:style-name="T1">Mocking is a way to test the functionality of a class in isolation. Mocking does not require a database connection or properties file read or file server read to test a functionality.</text:span></text:span></text:p>
        </text:list-item>
        <text:list-item>
          <text:p text:style-name="P1"><text:span text:style-name="Strong_20_Emphasis"><text:span text:style-name="T1">A mock object returns a dummy data corresponding to some dummy input passed to it.</text:span></text:span></text:p>
        </text:list-item>
        <text:list-item>
          <text:p text:style-name="P1"><text:span text:style-name="Strong_20_Emphasis"><text:span text:style-name="T1">Mockito is a mocking framework, JAVA-based library that is used for effective unit testing of JAVA applications.</text:span></text:span></text:p>
        </text:list-item>
        <text:list-item>
          <text:p text:style-name="P1"><text:span text:style-name="Strong_20_Emphasis"><text:span text:style-name="T1">Mockito is used to mock interfaces so that a dummy functionality can be added to a mock interface that can be used in unit testing.</text:span></text:span></text:p>
        </text:list-item>
        <text:list-item>
          <text:p text:style-name="P1"><text:span text:style-name="Strong_20_Emphasis"><text:span text:style-name="T1">Mockito uses Java Reflection in order to create mock objects for a given interface.</text:span></text:span></text:p>
        </text:list-item>
        <text:list-item>
          <text:p text:style-name="P1"><text:span text:style-name="Strong_20_Emphasis"><text:span text:style-name="T1">Consider a case of Stock Service which returns the price details of a stock. During development, the actual stock service cannot be used to get real-time data. So we need a dummy implementation of the stock service. Mockito can do the same very easily, as its name suggests.</text:span></text:span></text:p>
        </text:list-item>
        <text:list-item>
          <text:p text:style-name="P1"><text:span text:style-name="Strong_20_Emphasis"><text:span text:style-name="T34">Benefits of Mockito:</text:span></text:span><text:span text:style-name="Strong_20_Emphasis"><text:span text:style-name="T2"> No Handwriting, Refactoring Safe, Return value support, Exception support, Order check support, Annotation support,</text:span></text:span></text:p>
          <text:list>
            <text:list-item>
              <text:p text:style-name="P1"><text:span text:style-name="Strong_20_Emphasis"><text:span text:style-name="T44">No Handwriting</text:span></text:span><text:span text:style-name="Strong_20_Emphasis"><text:span text:style-name="T2"> − No need to write mock objects on your own.</text:span></text:span></text:p>
            </text:list-item>
            <text:list-item>
              <text:p text:style-name="P1"><text:span text:style-name="Strong_20_Emphasis"><text:span text:style-name="T44">Refactoring Safe</text:span></text:span><text:span text:style-name="Strong_20_Emphasis"><text:span text:style-name="T2"> − Renaming interface method names or reordering parameters will not break the test code as Mocks are created at runtime.</text:span></text:span></text:p>
            </text:list-item>
            <text:list-item>
              <text:p text:style-name="P1"><text:span text:style-name="Strong_20_Emphasis"><text:span text:style-name="T44">Return value support</text:span></text:span><text:span text:style-name="Strong_20_Emphasis"><text:span text:style-name="T2"> − Supports return values.</text:span></text:span></text:p>
            </text:list-item>
            <text:list-item>
              <text:p text:style-name="P1"><text:span text:style-name="Strong_20_Emphasis"><text:span text:style-name="T44">Exception support</text:span></text:span><text:span text:style-name="Strong_20_Emphasis"><text:span text:style-name="T2"> − Supports exceptions.</text:span></text:span></text:p>
            </text:list-item>
            <text:list-item>
              <text:p text:style-name="P1"><text:span text:style-name="Strong_20_Emphasis"><text:span text:style-name="T44">Order check support</text:span></text:span><text:span text:style-name="Strong_20_Emphasis"><text:span text:style-name="T2"> − Supports check on order of method calls.</text:span></text:span></text:p>
            </text:list-item>
            <text:list-item>
              <text:p text:style-name="P1"><text:span text:style-name="Strong_20_Emphasis"><text:span text:style-name="T44">Annotation support</text:span></text:span><text:span text:style-name="Strong_20_Emphasis"><text:span text:style-name="T2"> − Supports creating mocks using annotation.</text:span></text:span></text:p>
            </text:list-item>
          </text:list>
        </text:list-item>
        <text:list-item>
          <text:p text:style-name="P2"><text:span text:style-name="Strong_20_Emphasis"><text:span text:style-name="T35">Environment setup for Mockito </text:span></text:span><text:span text:style-name="Strong_20_Emphasis"><text:span text:style-name="T36">(just see)</text:span></text:span><text:span text:style-name="Strong_20_Emphasis"><text:span text:style-name="T35">:</text:span></text:span></text:p>
          <text:p text:style-name="P2"><text:span text:style-name="Strong_20_Emphasis"><text:span text:style-name="T5">https://www.tutorialspoint.com/mockito/mockito_environment.htm</text:span></text:span></text:p>
        </text:list-item>
        <text:list-item>
          <text:p text:style-name="P3"><text:span text:style-name="Strong_20_Emphasis"><text:span text:style-name="T37">Mockito first example:</text:span></text:span></text:p>
          <text:p text:style-name="P3"><text:span text:style-name="Strong_20_Emphasis"><text:span text:style-name="T6">https://www.tutorialspoint.com/mockito/mockito_first_application.htm</text:span></text:span></text:p>
        </text:list-item>
        <text:list-item>
          <text:p text:style-name="P5"><text:span text:style-name="Strong_20_Emphasis"><text:span text:style-name="T8">JunitCore </text:span></text:span><text:span text:style-name="Strong_20_Emphasis"><text:span text:style-name="T13">class</text:span></text:span><text:span text:style-name="Strong_20_Emphasis"><text:span text:style-name="T8"> can be used to run the test method of the classes. </text:span></text:span><text:span text:style-name="Strong_20_Emphasis"><text:span text:style-name="T9">Classes having @Test methods should be annotated with @RunWith(MockitoJUnitRunner.class). </text:span></text:span><text:span text:style-name="Strong_20_Emphasis"><text:span text:style-name="T10">To run the test methods of the MathApplicationTester class:</text:span></text:span></text:p>
          <text:list>
            <text:list-header>
              <text:p text:style-name="P6"><text:span text:style-name="Strong_20_Emphasis"><text:span text:style-name="T63">Result result = JunitCore.runClasses(MathApplicationTester.class);</text:span></text:span></text:p>
            </text:list-header>
          </text:list>
          <text:p text:style-name="P7"><text:span text:style-name="Strong_20_Emphasis"><text:span text:style-name="T11">where result.getFailures() method will give the list of Failures.</text:span></text:span></text:p>
          <text:p text:style-name="P8"><text:span text:style-name="Strong_20_Emphasis"><text:span text:style-name="T12">https://www.tutorialspoint.com/mockito/mockito_junit_integration.htm</text:span></text:span></text:p>
        </text:list-item>
        <text:list-item>
          <text:p text:style-name="P9"><text:span text:style-name="Strong_20_Emphasis"><text:span text:style-name="T7">Mockito adds a functionality to a mock object using the methods </text:span></text:span><text:span text:style-name="Strong_20_Emphasis"><text:span text:style-name="T45">when().</text:span></text:span><text:span text:style-name="Strong_20_Emphasis"><text:span text:style-name="T7"> </text:span></text:span><text:span text:style-name="Strong_20_Emphasis"><text:span text:style-name="T14">For example:</text:span></text:span></text:p>
          <text:list>
            <text:list-header>
              <text:p text:style-name="P9"><text:span text:style-name="Strong_20_Emphasis"><text:span text:style-name="T64">when(calcService.add(10.0,20.0)).thenReturn(30.00);</text:span></text:span></text:p>
            </text:list-header>
          </text:list>
        </text:list-item>
        <text:list-item>
          <text:p text:style-name="P10"><text:span text:style-name="Strong_20_Emphasis"><text:span text:style-name="T7">verify() me</text:span></text:span><text:span text:style-name="Strong_20_Emphasis"><text:span text:style-name="T16">thod of </text:span></text:span><text:span text:style-name="Strong_20_Emphasis"><text:span text:style-name="T7">Mockito can ensure whether a mock method is being called with reequired arguments or not. </text:span></text:span><text:span text:style-name="Strong_20_Emphasis"><text:span text:style-name="T15">For example:</text:span></text:span></text:p>
          <text:list>
            <text:list-header>
              <text:p text:style-name="P11"><text:span text:style-name="Strong_20_Emphasis"><text:span text:style-name="T62">//test the add functionality</text:span></text:span></text:p>
              <text:p text:style-name="P12"><text:span text:style-name="Strong_20_Emphasis"><text:span text:style-name="T62">Assert.assertEquals(calcService.add(10.0, 20.0),30.0,0);</text:span></text:span></text:p>
              <text:p text:style-name="P12"><text:span text:style-name="Strong_20_Emphasis"><text:span text:style-name="T62"/></text:span></text:p>
              <text:p text:style-name="P12"><text:span text:style-name="Strong_20_Emphasis"><text:span text:style-name="T62">//verify call to calcService is made or not with same arguments.</text:span></text:span></text:p>
              <text:p text:style-name="P12"><text:span text:style-name="Strong_20_Emphasis"><text:span text:style-name="T62">verify(calcService).add(10.0, 20.0);</text:span></text:span></text:p>
            </text:list-header>
          </text:list>
        </text:list-item>
        <text:list-item>
          <text:p text:style-name="P13"><text:span text:style-name="Strong_20_Emphasis"><text:span text:style-name="T7">times() </text:span></text:span><text:span text:style-name="Strong_20_Emphasis"><text:span text:style-name="T19">method as the</text:span></text:span><text:span text:style-name="Strong_20_Emphasis"><text:span text:style-name="T7"> parameter of verify() method </text:span></text:span><text:span text:style-name="Strong_20_Emphasis"><text:span text:style-name="T17">of </text:span></text:span><text:span text:style-name="Strong_20_Emphasis"><text:span text:style-name="T7">Mockito provides a special check on the number of calls that can be made on a particular method.</text:span></text:span></text:p>
          <text:p text:style-name="P14"><text:span text:style-name="Strong_20_Emphasis"><text:span text:style-name="T7"><text:s text:c="8"/>Suppose MathApplication should call the CalculatorService.serviceUsed() method only once, then it should not be able to call CalculatorService.serviceUsed() more than once. </text:span></text:span><text:span text:style-name="Strong_20_Emphasis"><text:span text:style-name="T18">Its syntax is as follows:</text:span></text:span></text:p>
          <text:list>
            <text:list-header>
              <text:p text:style-name="P14"><text:span text:style-name="Strong_20_Emphasis"><text:span text:style-name="T65">verify(calcService, times(1)).add(10.0, 20.0);</text:span></text:span></text:p>
            </text:list-header>
          </text:list>
        </text:list-item>
        <text:list-item>
          <text:p text:style-name="P15"><text:span text:style-name="Strong_20_Emphasis"><text:span text:style-name="T20">atLeast(), atLeastOnce() and atMost() methods as the parameter of verify() method of Mockito provides additional methods to keep check on the number of calls that can be made on a particular method. </text:span></text:span><text:span text:style-name="Strong_20_Emphasis"><text:span text:style-name="T21">Methods are the following:</text:span></text:span></text:p>
          <text:list>
            <text:list-header>
              <text:p text:style-name="P16"><text:span text:style-name="Strong_20_Emphasis"><text:span text:style-name="T22">atLeast(int min), atLeastOnce(), atMost(int max).</text:span></text:span></text:p>
            </text:list-header>
          </text:list>
        </text:list-item>
        <text:list-item>
          <text:p text:style-name="P17"><text:span text:style-name="Strong_20_Emphasis"><text:span text:style-name="T7">doThrow() </text:span></text:span><text:span text:style-name="Strong_20_Emphasis"><text:span text:style-name="T23">method an</text:span></text:span><text:span text:style-name="Strong_20_Emphasis"><text:span text:style-name="T26">d</text:span></text:span><text:span text:style-name="Strong_20_Emphasis"><text:span text:style-name="T23"> thenThrow() method with when(</text:span></text:span><text:span text:style-name="Strong_20_Emphasis"><text:span text:style-name="T24">)</text:span></text:span><text:span text:style-name="Strong_20_Emphasis"><text:span text:style-name="T23"> method of </text:span></text:span><text:span text:style-name="Strong_20_Emphasis"><text:span text:style-name="T7">Mockito provides the capability to a mock to throw exceptions, so </text:span></text:span><text:span text:style-name="Strong_20_Emphasis"><text:span text:style-name="T25">that</text:span></text:span><text:span text:style-name="Strong_20_Emphasis"><text:span text:style-name="T7"> exception handling can be tested.</text:span></text:span></text:p>
          <text:list>
            <text:list-header>
              <text:p text:style-name="P18"><text:span text:style-name="Strong_20_Emphasis"><text:span text:style-name="T66">doThrow(new RuntimeException("</text:span></text:span><text:span text:style-name="Strong_20_Emphasis"><text:span text:style-name="T67">ex</text:span></text:span><text:span text:style-name="Strong_20_Emphasis"><text:span text:style-name="T66">"))</text:span></text:span><text:span text:style-name="T75">.when(calcService).add(10.0,20.0);</text:span></text:p>
              <text:p text:style-name="P19"><text:bookmark-start text:name="__DdeLink__2857_627410821"/><text:span text:style-name="T75">when(calcService.add(10.0,20.0)).then</text:span><text:span text:style-name="T76">Throw</text:span><text:span text:style-name="T75">(</text:span><text:span text:style-name="Strong_20_Emphasis"><text:span text:style-name="T66">new RuntimeException("</text:span></text:span><text:span text:style-name="Strong_20_Emphasis"><text:span text:style-name="T67">ex</text:span></text:span><text:span text:style-name="Strong_20_Emphasis"><text:span text:style-name="T66">")</text:span></text:span><text:span text:style-name="T75">);</text:span><text:bookmark-end text:name="__DdeLink__2857_627410821"/></text:p>
            </text:list-header>
          </text:list>
        </text:list-item>
        <text:list-item>
          <text:p text:style-name="P20"><text:soft-page-break/><text:span text:style-name="Strong_20_Emphasis"><text:span text:style-name="T7">Sometimes we want to mock the behavior for any argument of the given type, in that case, we can use Mockito argument matchers. Mockito argument methods are defined in </text:span></text:span><text:span text:style-name="Strong_20_Emphasis"><text:span text:style-name="Source_20_Text"><text:span text:style-name="T58">org.mockito.ArgumentMatchers</text:span></text:span></text:span><text:span text:style-name="Strong_20_Emphasis"><text:span text:style-name="T7"> class as static methods.</text:span></text:span></text:p>
          <text:p text:style-name="P21"><text:span text:style-name="Strong_20_Emphasis"><text:span text:style-name="T38"/></text:span></text:p>
          <text:p text:style-name="P21"><text:span text:style-name="Strong_20_Emphasis"><text:span text:style-name="T38">Let’s say we have a class defined as:</text:span></text:span></text:p>
          <text:p text:style-name="P22"><text:span text:style-name="Strong_20_Emphasis"><text:span text:style-name="T68">class Foo {</text:span></text:span></text:p>
          <text:list>
            <text:list-header>
              <text:p text:style-name="P22"><text:span text:style-name="Strong_20_Emphasis"><text:span text:style-name="T68">boolean bool(String str, int i, Object obj) { return false; }</text:span></text:span></text:p>
              <text:p text:style-name="P22"><text:span text:style-name="Strong_20_Emphasis"><text:span text:style-name="T68">int in(boolean b, List&lt;String&gt; strs) {<text:tab/>return 0;<text:tab/>}</text:span></text:span></text:p>
              <text:p text:style-name="P22"><text:span text:style-name="Strong_20_Emphasis"><text:span text:style-name="T68">int bar(byte[] bytes, String[] s, int i) {<text:tab/>return 0;<text:tab/>}</text:span></text:span></text:p>
            </text:list-header>
          </text:list>
          <text:p text:style-name="P22"><text:span text:style-name="Strong_20_Emphasis"><text:span text:style-name="T68">}</text:span></text:span></text:p>
          <text:p text:style-name="P4"><text:span text:style-name="Strong_20_Emphasis"><text:span text:style-name="T4"/></text:span></text:p>
          <text:p text:style-name="P4"><text:span text:style-name="Strong_20_Emphasis"><text:span text:style-name="T39">So now </text:span></text:span><text:span text:style-name="Strong_20_Emphasis"><text:span text:style-name="T40">l</text:span></text:span><text:span text:style-name="Strong_20_Emphasis"><text:span text:style-name="T39">et’s see some examples of using mockito argument matchers </text:span></text:span><text:span text:style-name="Strong_20_Emphasis"><text:span text:style-name="T40">any()</text:span></text:span><text:span text:style-name="Strong_20_Emphasis"><text:span text:style-name="T39"> to stub generic behaviors:</text:span></text:span></text:p>
          <text:p text:style-name="P23"><text:span text:style-name="Strong_20_Emphasis"><text:span text:style-name="T69">Foo mockFoo = mock(Foo.class);</text:span></text:span></text:p>
          <text:p text:style-name="P23"><text:span text:style-name="Strong_20_Emphasis"><text:span text:style-name="T69">when(mockFoo.bool(anyString(), anyInt(), any(Object.class))).thenReturn(true);</text:span></text:span></text:p>
          <text:p text:style-name="P23"><text:span text:style-name="Strong_20_Emphasis"><text:span text:style-name="T69">assertTrue(mockFoo.bool("A", 1, "A"));</text:span></text:span></text:p>
          <text:p text:style-name="P23"><text:span text:style-name="Strong_20_Emphasis"><text:span text:style-name="T69">assertTrue(mockFoo.bool("B", 10, new Object()));</text:span></text:span></text:p>
        </text:list-item>
      </text:list>
      <text:p text:style-name="P25"><text:span text:style-name="Strong_20_Emphasis"><text:span text:style-name="T70"/></text:span></text:p>
      <text:p text:style-name="P25"><text:span text:style-name="Strong_20_Emphasis"><text:span text:style-name="T41">When we use argument matchers, then all the arguments should use matchers. If we want to use a specific value for an argument, then we can use </text:span></text:span><text:span text:style-name="Strong_20_Emphasis"><text:span text:style-name="Source_20_Text"><text:span text:style-name="T61">eq()</text:span></text:span></text:span><text:span text:style-name="Strong_20_Emphasis"><text:span text:style-name="T41"> method:</text:span></text:span></text:p>
      <text:p text:style-name="P26"><text:span text:style-name="Strong_20_Emphasis"><text:span text:style-name="T71">when(mockFoo.bool(eq("false"), anyInt(), any(Object.class))).thenReturn(false);</text:span></text:span></text:p>
      <text:p text:style-name="P26"><text:span text:style-name="Strong_20_Emphasis"><text:span text:style-name="T71">assertFalse(mockFoo.bool("false", 10, new Object()));</text:span></text:span></text:p>
      <text:p text:style-name="P26"><text:span text:style-name="Strong_20_Emphasis"><text:span text:style-name="T71"/></text:span></text:p>
      <text:p text:style-name="P26"><text:span text:style-name="Strong_20_Emphasis"><text:span text:style-name="T42">There are argument matchers for the list, set, and map too:</text:span></text:span></text:p>
      <text:p text:style-name="P27"><text:span text:style-name="Strong_20_Emphasis"><text:span text:style-name="T72">when(mockFoo.in(anyBoolean(), anyList())).thenReturn(10);</text:span></text:span></text:p>
      <text:p text:style-name="P27"><text:span text:style-name="Strong_20_Emphasis"><text:span text:style-name="T72"/></text:span></text:p>
      <text:p text:style-name="P27"><text:span text:style-name="Strong_20_Emphasis"><text:span text:style-name="T43">If you want to match with arrays, then use any() method like this:</text:span></text:span></text:p>
      <text:p text:style-name="P28"><text:span text:style-name="Strong_20_Emphasis"><text:span text:style-name="T73">any(byte[].class)</text:span></text:span></text:p>
      <text:p text:style-name="P28"><text:span text:style-name="Strong_20_Emphasis"><text:span text:style-name="T73">any(Object[].class)</text:span></text:span></text:p>
      <text:list xml:id="list1633132785023" text:continue-numbering="true" text:style-name="L1">
        <text:list-item>
          <text:p text:style-name="P24"><text:span text:style-name="Strong_20_Emphasis"><text:span text:style-name="T30">abc</text:span></text:span></text:p>
        </text:list-item>
        <text:list-item>
          <text:p text:style-name="P24"><text:span text:style-name="Strong_20_Emphasis"><text:span text:style-name="T30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9-03-26T00:16:32.995863658</dc:date>
    <meta:editing-cycles>2675</meta:editing-cycles>
    <meta:editing-duration>P20DT18H16M43S</meta:editing-duration>
    <meta:generator>LibreOffice/5.1.6.2$Linux_X86_64 LibreOffice_project/10m0$Build-2</meta:generator>
    <meta:document-statistic meta:table-count="0" meta:image-count="0" meta:object-count="0" meta:page-count="2" meta:paragraph-count="58" meta:word-count="666" meta:character-count="4728" meta:non-whitespace-character-count="41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